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B100004E5A000043F9E07B3557.svm"/>
  <manifest:file-entry manifest:media-type="" manifest:full-path="Pictures/200000070000466300003D9A93DC9F82.svm"/>
  <manifest:file-entry manifest:media-type="" manifest:full-path="Pictures/200000AB00004E5A000043F968399D96.svm"/>
  <manifest:file-entry manifest:media-type="" manifest:full-path="Pictures/2000008000004E5A000043F91C1F45AA.svm"/>
  <manifest:file-entry manifest:media-type="" manifest:full-path="Pictures/200000AE00004E5A000043F9A7D3BC7F.svm"/>
  <manifest:file-entry manifest:media-type="" manifest:full-path="Pictures/2000000700004BF8000036AD33DF9883.svm"/>
  <manifest:file-entry manifest:media-type="" manifest:full-path="Pictures/200000070000483F00003556D9315C9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833in" fo:margin-left="0.0146in" fo:margin-right="-0.0056in" table:align="margins"/>
    </style:style>
    <style:style style:name="Table1.A" style:family="table-column">
      <style:table-column-properties style:column-width="1.6667in" style:rel-column-width="16342*"/>
    </style:style>
    <style:style style:name="Table1.C" style:family="table-column">
      <style:table-column-properties style:column-width="1.6771in" style:rel-column-width="16445*"/>
    </style:style>
    <style:style style:name="Table1.D" style:family="table-column">
      <style:table-column-properties style:column-width="1.6729in" style:rel-column-width="1640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###################### <text:s text:c="3"/>Q2 <text:s text:c="3"/>####################### </text:p>
      <text:p text:style-name="Standard"/>
      <text:p text:style-name="Standard">a)</text:p>
      <text:p text:style-name="Standard"/>
      <text:p text:style-name="Standard"><draw:frame draw:style-name="fr1" draw:name="graphics1" text:anchor-type="paragraph" svg:width="6.6925in" svg:height="5.8055in" draw:z-index="0"><draw:image xlink:href="Pictures/2000008000004E5A000043F91C1F45AA.svm" xlink:type="simple" xlink:show="embed" xlink:actuate="onLoad"/></draw:frame>b)</text:p>
      <text:p text:style-name="Standard"><draw:frame draw:style-name="fr2" draw:name="graphics2" text:anchor-type="paragraph" svg:width="4.1575in" svg:height="3.2728in" draw:z-index="1"><draw:image xlink:href="Pictures/200000070000466300003D9A93DC9F82.svm" xlink:type="simple" xlink:show="embed" xlink:actuate="onLoad"/></draw:frame></text:p>
      <text:p text:style-name="Standard"><text:soft-page-break/>c)</text:p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">X1</text:p>
          </table:table-cell>
          <table:table-cell table:style-name="Table1.A1" office:value-type="string">
            <text:p text:style-name="P2">X2</text:p>
          </table:table-cell>
          <table:table-cell table:style-name="Table1.A1" office:value-type="string">
            <text:p text:style-name="P2">(1+X1)^2+(2 -X2)^2 </text:p>
          </table:table-cell>
          <table:table-cell table:style-name="Table1.D1" office:value-type="string">
            <text:p text:style-name="P2">Class</text:p>
          </table:table-cell>
        </table:table-row>
        <table:table-row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D2" office:value-type="string">
            <text:p text:style-name="Table_20_Contents">Blue</text:p>
          </table:table-cell>
        </table:table-row>
        <table:table-row>
          <table:table-cell table:style-name="Table1.A2" office:value-type="float" office:value="-1">
            <text:p text:style-name="Table_20_Contents">-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Red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9">
            <text:p text:style-name="Table_20_Contents">9</text:p>
          </table:table-cell>
          <table:table-cell table:style-name="Table1.D2" office:value-type="string">
            <text:p text:style-name="Table_20_Contents">Blue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A2" office:value-type="float" office:value="8">
            <text:p text:style-name="Table_20_Contents">8</text:p>
          </table:table-cell>
          <table:table-cell table:style-name="Table1.A2" office:value-type="float" office:value="52">
            <text:p text:style-name="Table_20_Contents">52</text:p>
          </table:table-cell>
          <table:table-cell table:style-name="Table1.D2" office:value-type="string">
            <text:p text:style-name="Table_20_Contents">Blue</text:p>
          </table:table-cell>
        </table:table-row>
      </table:table>
      <text:p text:style-name="Standard"/>
      <text:p text:style-name="Standard">d)</text:p>
      <text:p text:style-name="Standard"/>
      <text:p text:style-name="Standard">(1+x1)^2+(2-x2)^2&gt;4 <text:s text:c="2"/>=&gt; 2x1 + x1^2 – 4x2 -x2^2 &gt; -1 </text:p>
      <text:p text:style-name="Standard"/>
      <text:p text:style-name="Standard">####################### <text:s/>Q3 <text:s/>####################### </text:p>
      <text:p text:style-name="Standard"/>
      <text:p text:style-name="Standard">a)</text:p>
      <text:p text:style-name="Standard"/>
      <text:p text:style-name="Standard"><draw:frame draw:style-name="fr3" draw:name="graphics3" text:anchor-type="paragraph" svg:width="6.2945in" svg:height="4.9244in" draw:z-index="2"><draw:image xlink:href="Pictures/200000AB00004E5A000043F968399D96.svm" xlink:type="simple" xlink:show="embed" xlink:actuate="onLoad"/></draw:frame>b)</text:p>
      <text:p text:style-name="Standard"/>
      <text:p text:style-name="Standard">We'll notice (2,2) and (2,1) form one group (let's call it Group A), and (4,3) and (4,4) form another group (Group B). </text:p>
      <text:p text:style-name="Standard"/>
      <text:p text:style-name="Standard">The midpoint between the points in Group A: ((2+2)/2, (2+1)/2) = (2, 1.5) </text:p>
      <text:p text:style-name="Standard">The midpoint between the points in Group B: ((4+4)/2, (3+4)/2) = (4, 3.5) </text:p>
      <text:p text:style-name="Standard">The slope of the line connecting the midpoints is (3.5 - 1.5) / (4 - 2) = 2 / 2 = 1. </text:p>
      <text:p text:style-name="Standard"/>
      <text:p text:style-name="Standard"><text:soft-page-break/>(y = x2)</text:p>
      <text:p text:style-name="Standard">To find b in the equasion y(x) = ax+b we will substitute one of our points:</text:p>
      <text:p text:style-name="Standard">y(2) = 1.5</text:p>
      <text:p text:style-name="Standard">y(2) = ax+b = 1*x=b =&gt; 2+b = 1.5 =&gt; b = -0.5</text:p>
      <text:p text:style-name="P1">y(x) = x-0.5</text:p>
      <text:p text:style-name="P1"/>
      <text:p text:style-name="P1"><draw:frame draw:style-name="fr1" draw:name="graphics5" text:anchor-type="paragraph" svg:width="6.6925in" svg:height="4.9402in" draw:z-index="3"><draw:image xlink:href="Pictures/200000070000483F00003556D9315C94.svm" xlink:type="simple" xlink:show="embed" xlink:actuate="onLoad"/></draw:frame></text:p>
      <text:p text:style-name="Standard">y(x)=x2 =&gt; x2 = x1-0.5 =&gt; <text:span text:style-name="T1">0.5 - x1 + x2 = 0</text:span></text:p>
      <text:p text:style-name="Standard"/>
      <text:p text:style-name="Standard">c)</text:p>
      <text:p text:style-name="Standard">Classify to red if 0.5 - x1+ X2 &gt;0 </text:p>
      <text:p text:style-name="Standard">b0 = 0.5, b1 = -1, b2 = 1</text:p>
      <text:p text:style-name="Standard"/>
      <text:p text:style-name="Standard">d)</text:p>
      <text:p text:style-name="Standard"><draw:frame draw:style-name="fr2" draw:name="graphics4" text:anchor-type="paragraph" svg:width="5.3319in" svg:height="2.5772in" draw:z-index="4"><draw:image xlink:href="Pictures/2000000700004BF8000036AD33DF9883.svm" xlink:type="simple" xlink:show="embed" xlink:actuate="onLoad"/></draw:frame><text:soft-page-break/></text:p>
      <text:p text:style-name="Standard">e) depicated in (b)</text:p>
      <text:p text:style-name="Standard"/>
      <text:p text:style-name="Standard">f) </text:p>
      <text:p text:style-name="Standard">(4,1) is outside of the margin, and can be moved in the space that is outside of the margin – this will not alter hyperline.</text:p>
      <text:p text:style-name="Standard"/>
      <text:p text:style-name="Standard">g) y(x) = x – 0.8 <text:s/>(0.8 – x1 + x2 = 0)</text:p>
      <text:p text:style-name="Standard"/>
      <text:p text:style-name="Standard"><draw:frame draw:style-name="fr1" draw:name="graphics6" text:anchor-type="paragraph" svg:width="6.6925in" svg:height="5.8055in" draw:z-index="5"><draw:image xlink:href="Pictures/200000AE00004E5A000043F9A7D3BC7F.svm" xlink:type="simple" xlink:show="embed" xlink:actuate="onLoad"/></draw:frame></text:p>
      <text:p text:style-name="Standard"><text:soft-page-break/>h)</text:p>
      <text:p text:style-name="Standard"/>
      <text:p text:style-name="Standard">+ blue point (1, 2) <text:s/>(see next page)</text:p>
      <text:p text:style-name="Standard"><draw:frame draw:style-name="fr2" draw:name="graphics7" text:anchor-type="paragraph" svg:width="6.6925in" svg:height="5.8055in" draw:z-index="6"><draw:image xlink:href="Pictures/200000B100004E5A000043F9E07B3557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9M6S</meta:editing-duration>
    <meta:editing-cycles>15</meta:editing-cycles>
    <meta:generator>OpenOffice/4.1.12$Win32 OpenOffice.org_project/4112m1$Build-9809</meta:generator>
    <dc:date>2025-01-31T14:25:26.02</dc:date>
    <meta:document-statistic meta:table-count="1" meta:image-count="7" meta:object-count="0" meta:page-count="5" meta:paragraph-count="49" meta:word-count="236" meta:character-count="1062"/>
    <meta:user-defined meta:name="Info 1"/>
    <meta:user-defined meta:name="Info 2"/>
    <meta:user-defined meta:name="Info 3"/>
    <meta:user-defined meta:name="Info 4"/>
  </office:meta>
</office:document-meta>
</file>